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="solid" draw:fill-color="#dddddd"/>
    </style:style>
    <style:style style:name="T1" style:family="text">
      <style:text-properties officeooo:rsid="0012a430"/>
    </style:style>
    <style:style style:name="gr1" style:family="graphic">
      <style:graphic-properties draw:stroke="dash" draw:stroke-dash="Dash" svg:stroke-color="#000000" svg:stroke-linecap="butt" draw:fill="solid" draw:fill-color="#dddddd" fo:min-height="7.96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3</text:p>
      <text:h text:style-name="Heading_20_1" text:outline-level="1">Aim : <text:span text:style-name="T1">Write A Program To Implement Ring Linked List</text:span></text:h>
      <text:p text:style-name="Standard">class Ring:</text:p>
      <text:p text:style-name="Standard"><text:s text:c="4"/>def __init__(self,data):</text:p>
      <text:p text:style-name="Standard"><text:s text:c="8"/>if not len(data):</text:p>
      <text:p text:style-name="Standard"><text:s text:c="12"/>raise "Ring Must Have At Least One Element."</text:p>
      <text:p text:style-name="Standard"><text:s text:c="8"/>self._data = data</text:p>
      <text:p text:style-name="Standard"/>
      <text:p text:style-name="Standard"><text:s text:c="4"/>def repr(self):</text:p>
      <text:p text:style-name="Standard"><text:s text:c="8"/>return repr(self._data)</text:p>
      <text:p text:style-name="Standard"/>
      <text:p text:style-name="Standard"><text:s text:c="4"/>def length(self):</text:p>
      <text:p text:style-name="Standard"><text:s text:c="8"/>return len(self._data)</text:p>
      <text:p text:style-name="Standard"/>
      <text:p text:style-name="Standard"><text:s text:c="4"/>def getItem(self,key):</text:p>
      <text:p text:style-name="Standard"><text:s text:c="8"/>return self._data[key]</text:p>
      <text:p text:style-name="Standard"/>
      <text:p text:style-name="Standard"><text:s text:c="4"/>def turn(self):</text:p>
      <text:p text:style-name="Standard"><text:s text:c="8"/>last = self._data.pop(-1)</text:p>
      <text:p text:style-name="Standard"><text:s text:c="8"/>self._data.insert(0,last)</text:p>
      <text:p text:style-name="Standard"><text:s text:c="8"/>return True</text:p>
      <text:p text:style-name="Standard"/>
      <text:p text:style-name="Standard"><text:s text:c="4"/>def first(self):</text:p>
      <text:p text:style-name="Standard"><text:s text:c="8"/>return self._data[0]</text:p>
      <text:p text:style-name="Standard"/>
      <text:p text:style-name="Standard"><text:s text:c="4"/>def last(self):</text:p>
      <text:p text:style-name="Standard"><text:s text:c="8"/>return self._data[-1]</text:p>
      <text:p text:style-name="Standard"/>
      <text:p text:style-name="Standard"><text:s text:c="4"/>def remove(self,key):</text:p>
      <text:p text:style-name="Standard"><text:s text:c="8"/>return self._data.pop(key)</text:p>
      <text:p text:style-name="Standard"/>
      <text:p text:style-name="Standard"><text:s text:c="4"/>def add(self,data):</text:p>
      <text:p text:style-name="Standard"><text:s text:c="8"/>self._data.append(data)</text:p>
      <text:p text:style-name="Standard"><text:s text:c="8"/>return True</text:p>
      <text:p text:style-name="Standard"/>
      <text:p text:style-name="Standard"><text:s text:c="4"/></text:p>
      <text:p text:style-name="Standard">ring = Ring(["Ashif","Arshad","Raza","Harsh","Farhan","Harish","Sachin"])</text:p>
      <text:p text:style-name="Standard"/>
      <text:p text:style-name="Standard">print(ring.repr())</text:p>
      <text:p text:style-name="Standard">print(ring.first()) <text:s text:c="2"/></text:p>
      <text:p text:style-name="Standard">print(ring.last())</text:p>
      <text:p text:style-name="Standard"/>
      <text:p text:style-name="Standard">ring.turn()</text:p>
      <text:p text:style-name="Standard">print("After Turn")</text:p>
      <text:p text:style-name="Standard">print(ring.repr())</text:p>
      <text:p text:style-name="Standard"/>
      <text:p text:style-name="Standard">print("The Size Of The Ring Linked List Is ",ring.length())</text:p>
      <text:p text:style-name="Standard"/>
      <text:p text:style-name="Standard"><text:soft-page-break/>print("The Element At Position 3 Is",ring.getItem(3))</text:p>
      <text:p text:style-name="Standard">print("The Element At Position 5 Is",ring.getItem(5))</text:p>
      <text:p text:style-name="Standard"/>
      <text:p text:style-name="Standard">print("Element Before Adding")</text:p>
      <text:p text:style-name="Standard">print(ring.repr())</text:p>
      <text:p text:style-name="Standard">ring.add("test")</text:p>
      <text:p text:style-name="Standard">print("Element After Adding")</text:p>
      <text:p text:style-name="Standard">print(ring.repr())</text:p>
      <text:p text:style-name="Standard"/>
      <text:p text:style-name="Standard">print("Element Before Deleting")</text:p>
      <text:p text:style-name="Standard">print(ring.repr())</text:p>
      <text:p text:style-name="Standard">ring.remove(-1)</text:p>
      <text:p text:style-name="Standard">print("Element After Deleting")</text:p>
      <text:p text:style-name="Standard">print(ring.repr())</text:p>
      <text:p text:style-name="Standard"><draw:frame text:anchor-type="paragraph" draw:z-index="0" draw:name="Text Frame 1" draw:style-name="gr1" draw:text-style-name="P1" svg:width="14.632cm" svg:height="7.965cm" svg:x="-0.046cm" svg:y="0.377cm"><draw:text-box><text:p>['Ashif', 'Arshad', 'Raza', 'Harsh', 'Farhan', 'Harish', 'Sachin']</text:p><text:p>Ashif</text:p><text:p>Sachin</text:p><text:p>After Turn</text:p><text:p>['Sachin', 'Ashif', 'Arshad', 'Raza', 'Harsh', 'Farhan', 'Harish']</text:p><text:p>The Size Of The Ring Linked List Is <text:s/>7</text:p><text:p>The Element At Position 3 Is Raza</text:p><text:p>The Element At Position 5 Is Farhan</text:p><text:p>Element Before Adding</text:p><text:p>['Sachin', 'Ashif', 'Arshad', 'Raza', 'Harsh', 'Farhan', 'Harish']</text:p><text:p>Element After Adding</text:p><text:p>['Sachin', 'Ashif', 'Arshad', 'Raza', 'Harsh', 'Farhan', 'Harish', 'test']</text:p><text:p>Element Before Deleting</text:p><text:p>['Sachin', 'Ashif', 'Arshad', 'Raza', 'Harsh', 'Farhan', 'Harish', 'test']</text:p><text:p>Element After Deleting</text:p><text:p>['Sachin', 'Ashif', 'Arshad', 'Raza', 'Harsh', 'Farhan', 'Harish']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4T12:25:50.091000000</meta:creation-date>
    <dc:date>2025-01-14T12:55:58.740000000</dc:date>
    <meta:editing-duration>PT19M55S</meta:editing-duration>
    <meta:editing-cycles>2</meta:editing-cycles>
    <meta:generator>LibreOffice/24.8.4.2$Windows_X86_64 LibreOffice_project/bb3cfa12c7b1bf994ecc5649a80400d06cd71002</meta:generator>
    <meta:document-statistic meta:table-count="0" meta:image-count="0" meta:object-count="0" meta:page-count="2" meta:paragraph-count="47" meta:word-count="117" meta:character-count="1272" meta:non-whitespace-character-count="1042"/>
  </office:meta>
</office:document-meta>
</file>